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</text:p>
      <text:p text:style-name="P1"/>
      <text:p text:style-name="P4">User : </text:p>
      <text:list xml:id="list7291632721842213114" text:style-name="L1">
        <text:list-item>
          <text:p text:style-name="P6">Connexion</text:p>
          <text:list>
            <text:list-item>
              <text:p text:style-name="P7">L'utilisateur arrive sur le formulaire de connexion </text:p>
              <text:list>
                <text:list-item>
                  <text:p text:style-name="P7">On vérifie que le cookie « se souvenir de moi » existe</text:p>
                  <text:list>
                    <text:list-item>
                      <text:p text:style-name="P7">Si il existe on coche la case « se souvenir de moi »</text:p>
                    </text:list-item>
                    <text:list-item>
                      <text:p text:style-name="P7">Sinon on fait rien</text:p>
                    </text:list-item>
                  </text:list>
                </text:list-item>
              </text:list>
            </text:list-item>
            <text:list-item>
              <text:p text:style-name="P7">L'utilisateur entre son email et son mot de passe et/ou clique sur « Se souvenir de moi » </text:p>
            </text:list-item>
            <text:list-item>
              <text:p text:style-name="P7">l'utilisateur clique sur « connexion » </text:p>
              <text:list>
                <text:list-item>
                  <text:p text:style-name="P7">On vérifie si le bouton « se souvenir de moi » est cocher </text:p>
                  <text:list>
                    <text:list-item>
                      <text:p text:style-name="P7">Si il est cocher on vérifie si le cookie « se souvenir de moi » existe </text:p>
                      <text:list>
                        <text:list-item>
                          <text:p text:style-name="P7">Si ce cookie existe on fait rien</text:p>
                        </text:list-item>
                        <text:list-item>
                          <text:p text:style-name="P7">Sinon on le créer </text:p>
                        </text:list-item>
                      </text:list>
                    </text:list-item>
                  </text:list>
                </text:list-item>
                <text:list-item>
                  <text:p text:style-name="P7">On récupères les informations email, mot de passe <text:s/> </text:p>
                  <text:list>
                    <text:list-item>
                      <text:p text:style-name="P7">On compare les identifiants </text:p>
                      <text:list>
                        <text:list-item>
                          <text:p text:style-name="P7">Si c'est ok on redirige vers l'index du site</text:p>
                        </text:list-item>
                        <text:list-item>
                          <text:p text:style-name="P7">Sinon on redirige vers la page de connexion avec un message d'erreur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Inscription</text:p>
          <text:list>
            <text:list-item>
              <text:p text:style-name="P7">L'utilisateur arrive sur la page d'inscription </text:p>
            </text:list-item>
            <text:list-item>
              <text:p text:style-name="P7">l'utilisateur remplit le formulaire et le captchat</text:p>
            </text:list-item>
            <text:list-item>
              <text:p text:style-name="P7">L'utilisateur clique sur « inscription »</text:p>
              <text:list>
                <text:list-item>
                  <text:p text:style-name="P7">Le système valide les informations du formulaire</text:p>
                  <text:list>
                    <text:list-item>
                      <text:p text:style-name="P7">Si les informations sont ok </text:p>
                      <text:list>
                        <text:list-item>
                          <text:p text:style-name="P7">On enregistre les infos dans la base de données </text:p>
                        </text:list-item>
                        <text:list-item>
                          <text:p text:style-name="P7">On envoi un email de confirmations </text:p>
                        </text:list-item>
                        <text:list-item>
                          <text:p text:style-name="P7">On redirige vers la page d'inscription avec un message qui invite à confirmer l'inscription </text:p>
                        </text:list-item>
                      </text:list>
                    </text:list-item>
                    <text:list-item>
                      <text:p text:style-name="P7">Si les informations ne sont pas ok </text:p>
                      <text:list>
                        <text:list-item>
                          <text:p text:style-name="P7">On redirige vers la page d'inscription avec les messages d'erreurs et les champs avec erreurs sont entourer en rou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Modifier les informations personnelles </text:p>
          <text:list>
            <text:list-item>
              <text:p text:style-name="P8">Informations personnelles</text:p>
            </text:list-item>
            <text:list-item>
              <text:p text:style-name="P8">Avatar</text:p>
            </text:list-item>
          </text:list>
        </text:list-item>
        <text:list-item>
          <text:p text:style-name="P6">Modifier les paramètres </text:p>
          <text:list>
            <text:list-item>
              <text:p text:style-name="P8">Identifiants de connexion</text:p>
            </text:list-item>
            <text:list-item>
              <text:p text:style-name="P8">Notification</text:p>
            </text:list-item>
          </text:list>
        </text:list-item>
      </text:list>
      <text:p text:style-name="P2"/>
      <text:p text:style-name="P3">Avis :</text:p>
      <text:list xml:id="list21682792" text:continue-numbering="true" text:style-name="L1">
        <text:list-item>
          <text:p text:style-name="P7">Lire un avis </text:p>
          <text:list>
            <text:list-item>
              <text:p text:style-name="P7">L'utilisateur clique sur l'avis</text:p>
            </text:list-item>
            <text:list-item>
              <text:p text:style-name="P7">On récupère l'avis dans la base de données</text:p>
              <text:list>
                <text:list-item>
                  <text:p text:style-name="P7">Si l'avis n'existe pas on redirige vers la page erreur avec un message d'erreur</text:p>
                </text:list-item>
                <text:list-item>
                  <text:p text:style-name="P7">Sinon </text:p>
                  <text:list>
                    <text:list-item>
                      <text:p text:style-name="P7">On récupère les informations de l'auteur (dont l'vatar)</text:p>
                    </text:list-item>
                    <text:list-item>
                      <text:p text:style-name="P7">On récupère les votes de l'avis </text:p>
                    </text:list-item>
                    <text:list-item>
                      <text:p text:style-name="P7">On récupère les commentaires </text:p>
                    </text:list-item>
                    <text:list-item>
                      <text:p text:style-name="P7">On récupère l'image </text:p>
                      <text:list>
                        <text:list-item>
                          <text:p text:style-name="P7">On affiche tous ce qui concerne l'avis</text:p>
                        </text:list-item>
                        <text:list-item>
                          <text:p text:style-name="P7"><text:soft-page-break/>On affiche la vue ajouter un commentai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Ajouter un avis</text:p>
          <text:list>
            <text:list-item>
              <text:p text:style-name="P7">L'utilisateur arrive sur le formulaire ajouter un avis</text:p>
            </text:list-item>
            <text:list-item>
              <text:p text:style-name="P7">L'utilisateur choisis la catégories de l'avis</text:p>
              <text:list>
                <text:list-item>
                  <text:p text:style-name="P7">Si la catégories n'existe pas il choisis autre mais peut suggéré une catégorie </text:p>
                </text:list-item>
              </text:list>
            </text:list-item>
            <text:list-item>
              <text:p text:style-name="P7">L'utilisateur tape son avis : ajoute une image ou non </text:p>
              <text:list>
                <text:list-item>
                  <text:p text:style-name="P7">Si il s'agit d'un lieu ou d'un objet qui a une adresse on ajoute le formulaire adresse via ajax</text:p>
                </text:list-item>
              </text:list>
            </text:list-item>
            <text:list-item>
              <text:p text:style-name="P7">L'utilisateur clique sur «ajouter »</text:p>
              <text:list>
                <text:list-item>
                  <text:p text:style-name="P7">Le système valide le formulaires</text:p>
                  <text:list>
                    <text:list-item>
                      <text:p text:style-name="P7">Si le formulaire n'est pas ok </text:p>
                      <text:list>
                        <text:list-item>
                          <text:p text:style-name="P7">On redirige vers la page ajouter avec un message d'erreur </text:p>
                        </text:list-item>
                        <text:list-item>
                          <text:p text:style-name="P7">Les champs avec erreur sont entourés de rouge </text:p>
                        </text:list-item>
                      </text:list>
                    </text:list-item>
                    <text:list-item>
                      <text:p text:style-name="P7">Si c'est ok </text:p>
                      <text:list>
                        <text:list-item>
                          <text:p text:style-name="P7">On enregistre l'avis</text:p>
                        </text:list-item>
                        <text:list-item>
                          <text:p text:style-name="P7">On initialise les votes sur l'avis</text:p>
                        </text:list-item>
                        <text:list-item>
                          <text:p text:style-name="P7">On enregistre l'adresse si il existe</text:p>
                        </text:list-item>
                        <text:list-item>
                          <text:p text:style-name="P7">On enregistre la catégori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Modifier un avis</text:p>
          <text:list>
            <text:list-item>
              <text:p text:style-name="P7">L'utilisateur clique sur le lien éditer qui amène sur le formulaire éditer un avis</text:p>
            </text:list-item>
            <text:list-item>
              <text:p text:style-name="P7">On affiche la catégorie par défaut </text:p>
            </text:list-item>
            <text:list-item>
              <text:p text:style-name="P7">Les champs sont déjà remplis </text:p>
            </text:list-item>
            <text:list-item>
              <text:p text:style-name="P7">L'image est affichée :</text:p>
              <text:list>
                <text:list-item>
                  <text:p text:style-name="P7">Si l'utilisateur clique sur supprimer ou si il n'existe pas d'image le champ/formulaire est affiché</text:p>
                </text:list-item>
              </text:list>
            </text:list-item>
            <text:list-item>
              <text:p text:style-name="P7">l'uilisateur clique sur modifier</text:p>
              <text:list>
                <text:list-item>
                  <text:p text:style-name="P7">On valide le formulaire</text:p>
                  <text:list>
                    <text:list-item>
                      <text:p text:style-name="P7">Si le formulaire n'est pas ok </text:p>
                      <text:list>
                        <text:list-item>
                          <text:p text:style-name="P7">On redirige vers la page d'édition du formulaire avec un message d'erreur</text:p>
                        </text:list-item>
                      </text:list>
                    </text:list-item>
                    <text:list-item>
                      <text:p text:style-name="P7">Si le formulaire est ok </text:p>
                      <text:list>
                        <text:list-item>
                          <text:p text:style-name="P7">On applique les modifications </text:p>
                          <text:list>
                            <text:list-item>
                              <text:p text:style-name="P7">De l'avis </text:p>
                            </text:list-item>
                            <text:list-item>
                              <text:p text:style-name="P7">De l'image </text:p>
                            </text:list-item>
                            <text:list-item>
                              <text:p text:style-name="P7">La catégori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upprimer un avis </text:p>
        </text:list-item>
      </text:list>
      <text:p text:style-name="P1"/>
      <text:p text:style-name="P3">Vote : </text:p>
      <text:list xml:id="list1623249824105138377" text:style-name="L2">
        <text:list-item>
          <text:p text:style-name="P9">Voter un avis : plus</text:p>
        </text:list-item>
        <text:list-item>
          <text:p text:style-name="P9">Voter un avis : moins</text:p>
        </text:list-item>
        <text:list-item>
          <text:p text:style-name="P9">Voter un avis : mitiger </text:p>
        </text:list-item>
      </text:list>
      <text:p text:style-name="P5"/>
      <text:p text:style-name="P3">Messages : </text:p>
      <text:list xml:id="list7648431135596456828" text:style-name="L3">
        <text:list-item>
          <text:p text:style-name="P10">Lire un message </text:p>
        </text:list-item>
        <text:list-item>
          <text:p text:style-name="P10">Écrire et envoyer un message</text:p>
        </text:list-item>
        <text:list-item>
          <text:p text:style-name="P10">Supprimer un et/ou plusieurs messages </text:p>
        </text:list-item>
      </text:list>
      <text:p text:style-name="P5"/>
      <text:p text:style-name="P3">Catégories : </text:p>
      <text:list xml:id="list5894633843355356347" text:style-name="L4">
        <text:list-item>
          <text:p text:style-name="P11">Ajouter une catégorie</text:p>
        </text:list-item>
        <text:list-item>
          <text:p text:style-name="P11">Modifier une catégorie </text:p>
        </text:list-item>
      </text:list>
      <text:p text:style-name="P5"><text:soft-page-break/></text:p>
      <text:p text:style-name="P3">Commentaire :</text:p>
      <text:list xml:id="list2566433641495991712" text:style-name="L5">
        <text:list-item>
          <text:p text:style-name="P12">Ajouter un commentaire </text:p>
        </text:list-item>
        <text:list-item>
          <text:p text:style-name="P12">Voter plus </text:p>
        </text:list-item>
        <text:list-item>
          <text:p text:style-name="P12">Voter moins </text:p>
        </text:list-item>
      </text:list>
      <text:p text:style-name="P3"/>
      <text:p text:style-name="P3">Domaines insert :</text:p>
      <text:list xml:id="list6371687227520809054" text:style-name="L6">
        <text:list-item>
          <text:p text:style-name="P13">On initialise le tableau des domaines à vide</text:p>
        </text:list-item>
        <text:list-item>
          <text:p text:style-name="P13">On commence le parcourt de la liste des domaines</text:p>
        </text:list-item>
        <text:list-item>
          <text:p text:style-name="P13">on vérifie si le __children est vide ou non</text:p>
          <text:list>
            <text:list-item>
              <text:p text:style-name="P13">Dans le cas où se dernier n'est pas vide </text:p>
              <text:list>
                <text:list-item>
                  <text:p text:style-name="P13">On vérifie si l'id du domaine ne se trouve pas déjà dans le tableau </text:p>
                  <text:list>
                    <text:list-item>
                      <text:p text:style-name="P13">Dans le cas où il n'y s'y trouve pas </text:p>
                    </text:list-item>
                  </text:list>
                </text:list-item>
                <text:list-item>
                  <text:p text:style-name="P13">On met dans le tableau des domaines l'id du domaine et son niveau idDomaine =&gt; niveau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7:50:44.94</meta:creation-date>
    <dc:date>2013-07-16T01:52:37.26</dc:date>
    <meta:editing-duration>PT10H13M56S</meta:editing-duration>
    <meta:editing-cycles>63</meta:editing-cycles>
    <meta:generator>OpenOffice.org/3.4.1$Win32 OpenOffice.org_project/341m1$Build-9593</meta:generator>
    <meta:document-statistic meta:table-count="0" meta:image-count="0" meta:object-count="0" meta:page-count="3" meta:paragraph-count="101" meta:word-count="731" meta:character-count="3756"/>
  </office:meta>
</office:document-meta>
</file>